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86.6pt"/>
    </style:style>
    <style:style style:name="co4" style:family="table-column">
      <style:table-column-properties fo:break-before="auto" style:column-width="95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style:rotation-angle="9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ccff00" style:text-align-source="fix" style:repeat-content="false" style:rotation-angle="90" style:vertical-align="middl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cc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ce3"/>
          <table:table-cell table:style-name="ce3" office:value-type="string" calcext:value-type="string">
            <text:p>Hex</text:p>
          </table:table-cell>
          <table:table-cell table:style-name="ce6" office:value-type="string" calcext:value-type="string">
            <text:p>English (01)</text:p>
          </table:table-cell>
          <table:table-cell table:style-name="ce7" office:value-type="string" calcext:value-type="string">
            <text:p>German (02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Group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r Bereich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die Gleichung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die Empfindlichkeit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linearization</text:p>
          </table:table-cell>
          <table:table-cell office:value-type="string" calcext:value-type="string">
            <text:p>die Linearisierung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der Anhang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das Lezezeichen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ntfernen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return key</text:p>
          </table:table-cell>
          <table:table-cell office:value-type="string" calcext:value-type="string">
            <text:p>die Eingabetaste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as Bild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Group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ie Taste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og out</text:p>
          </table:table-cell>
          <table:table-cell office:value-type="string" calcext:value-type="string">
            <text:p>abmelden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einfügen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pace key</text:p>
          </table:table-cell>
          <table:table-cell office:value-type="string" calcext:value-type="string">
            <text:p>die Leertaste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das Papierkorb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r Benutzer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der Bildschirm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ie Tastatur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r Ton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as Produk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3:54:16.986282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44:26.256313954</meta:creation-date>
    <dc:date>2017-11-14T13:59:58.977997159</dc:date>
    <meta:editing-duration>PT34M30S</meta:editing-duration>
    <meta:editing-cycles>10</meta:editing-cycles>
    <meta:generator>LibreOffice/5.1.6.2$Linux_X86_64 LibreOffice_project/10m0$Build-2</meta:generator>
    <meta:document-statistic meta:table-count="1" meta:cell-count="85" meta:object-count="0"/>
  </office:meta>
</office:document-meta>
</file>